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master-page-name="Standard">
      <style:table-properties style:width="15.623cm" fo:margin-left="-0.191cm" fo:margin-top="0cm" fo:margin-bottom="0cm" style:page-number="auto" table:align="left" style:writing-mode="lr-tb"/>
    </style:style>
    <style:style style:name="表格1.A" style:family="table-column">
      <style:table-column-properties style:column-width="7.811cm"/>
    </style:style>
    <style:style style:name="表格1.B" style:family="table-column">
      <style:table-column-properties style:column-width="7.812cm"/>
    </style:style>
    <style:style style:name="表格1.1" style:family="table-row">
      <style:table-row-properties fo:keep-together="auto"/>
    </style:style>
    <style:style style:name="表格1.A1" style:family="table-cell">
      <style:table-cell-properties fo:padding-left="0.191cm" fo:padding-right="0.191cm" fo:padding-top="0cm" fo:padding-bottom="0cm" fo:border="none"/>
    </style:style>
    <style:style style:name="表格2" style:family="table">
      <style:table-properties style:width="15.621cm" fo:margin-left="-0.191cm" fo:margin-top="0cm" fo:margin-bottom="0cm" table:align="left" style:writing-mode="lr-tb"/>
    </style:style>
    <style:style style:name="表格2.A" style:family="table-column">
      <style:table-column-properties style:column-width="3.69cm"/>
    </style:style>
    <style:style style:name="表格2.B" style:family="table-column">
      <style:table-column-properties style:column-width="11.931cm"/>
    </style:style>
    <style:style style:name="表格2.1" style:family="table-row">
      <style:table-row-properties style:min-row-height="1.03cm" fo:keep-together="auto"/>
    </style:style>
    <style:style style:name="表格2.A1" style:family="table-cell">
      <style:table-cell-properties fo:padding-left="0.191cm" fo:padding-right="0.191cm" fo:padding-top="0.101cm" fo:padding-bottom="0.101cm" fo:border="none"/>
    </style:style>
    <style:style style:name="表格2.2" style:family="table-row">
      <style:table-row-properties style:min-row-height="1.549cm" fo:keep-together="auto"/>
    </style:style>
    <style:style style:name="表格2.3" style:family="table-row">
      <style:table-row-properties fo:keep-together="auto"/>
    </style:style>
    <style:style style:name="表格2.4" style:family="table-row">
      <style:table-row-properties fo:keep-together="auto"/>
    </style:style>
    <style:style style:name="表格3" style:family="table">
      <style:table-properties style:width="15.621cm" fo:margin-left="-0.191cm" fo:margin-top="0cm" fo:margin-bottom="0cm" table:align="left" style:writing-mode="lr-tb"/>
    </style:style>
    <style:style style:name="表格3.A" style:family="table-column">
      <style:table-column-properties style:column-width="3.69cm"/>
    </style:style>
    <style:style style:name="表格3.B" style:family="table-column">
      <style:table-column-properties style:column-width="11.931cm"/>
    </style:style>
    <style:style style:name="表格3.1" style:family="table-row">
      <style:table-row-properties fo:keep-together="auto"/>
    </style:style>
    <style:style style:name="表格3.A1" style:family="table-cell">
      <style:table-cell-properties fo:padding-left="0.191cm" fo:padding-right="0.191cm" fo:padding-top="0.101cm" fo:padding-bottom="0.101cm" fo:border="none"/>
    </style:style>
    <style:style style:name="表格4" style:family="table">
      <style:table-properties style:width="15.621cm" fo:margin-left="-0.191cm" fo:margin-top="0cm" fo:margin-bottom="0cm" table:align="left" style:writing-mode="lr-tb"/>
    </style:style>
    <style:style style:name="表格4.A" style:family="table-column">
      <style:table-column-properties style:column-width="3.69cm"/>
    </style:style>
    <style:style style:name="表格4.B" style:family="table-column">
      <style:table-column-properties style:column-width="11.931cm"/>
    </style:style>
    <style:style style:name="表格4.1" style:family="table-row">
      <style:table-row-properties fo:keep-together="auto"/>
    </style:style>
    <style:style style:name="表格4.A1" style:family="table-cell">
      <style:table-cell-properties fo:padding-left="0.191cm" fo:padding-right="0.191cm" fo:padding-top="0cm" fo:padding-bottom="0cm" fo:border="none"/>
    </style:style>
    <style:style style:name="P1" style:family="paragraph" style:parent-style-name="Standard">
      <style:text-properties style:font-name="Times New Roman"/>
    </style:style>
    <style:style style:name="P2" style:family="paragraph" style:parent-style-name="Standard">
      <style:paragraph-properties fo:line-height="115%"/>
      <style:text-properties style:font-name="Times New Roman"/>
    </style:style>
    <style:style style:name="P3" style:family="paragraph" style:parent-style-name="Standard">
      <style:paragraph-properties fo:line-height="115%" fo:text-align="end" style:justify-single-word="false"/>
      <style:text-properties style:font-name="Times New Roman"/>
    </style:style>
    <style:style style:name="P4" style:family="paragraph" style:parent-style-name="Standard">
      <style:paragraph-properties fo:line-height="115%" fo:text-align="center" style:justify-single-word="false"/>
      <style:text-properties style:font-name="Times New Roman"/>
    </style:style>
    <style:style style:name="P5" style:family="paragraph" style:parent-style-name="Standard">
      <style:paragraph-properties fo:line-height="115%" fo:text-align="center" style:justify-single-word="false"/>
      <style:text-properties style:font-name="Times New Roman" officeooo:paragraph-rsid="0022459d"/>
    </style:style>
    <style:style style:name="P6" style:family="paragraph" style:parent-style-name="Standard">
      <style:paragraph-properties fo:line-height="115%"/>
      <style:text-properties style:font-name="Times New Roman" officeooo:rsid="0005c31a" officeooo:paragraph-rsid="0005c31a"/>
    </style:style>
    <style:style style:name="P7" style:family="paragraph" style:parent-style-name="Standard">
      <style:text-properties style:font-name="Times New Roman" fo:font-size="14pt" fo:font-weight="bold" style:font-size-asian="14pt" style:font-weight-asian="bold" style:font-size-complex="14pt"/>
    </style:style>
    <style:style style:name="P8" style:family="paragraph" style:parent-style-name="Standard">
      <style:text-properties style:font-name="Times New Roman" fo:font-size="14pt" style:font-size-asian="14pt" style:font-size-complex="14pt"/>
    </style:style>
    <style:style style:name="P9" style:family="paragraph" style:parent-style-name="Standard">
      <style:paragraph-properties fo:text-align="center" style:justify-single-word="false"/>
      <style:text-properties style:font-name="Times New Roman"/>
    </style:style>
    <style:style style:name="P10" style:family="paragraph" style:parent-style-name="Standard">
      <style:paragraph-properties fo:text-align="center" style:justify-single-word="false"/>
      <style:text-properties style:font-name="Times New Roman" officeooo:rsid="0010af20" officeooo:paragraph-rsid="0010af20"/>
    </style:style>
    <style:style style:name="P11" style:family="paragraph" style:parent-style-name="Standard">
      <style:text-properties style:font-name="Times New Roman" officeooo:rsid="0010af20" officeooo:paragraph-rsid="0010af20"/>
    </style:style>
    <style:style style:name="P12" style:family="paragraph" style:parent-style-name="Standard">
      <style:paragraph-properties fo:line-height="115%" fo:text-align="center" style:justify-single-word="false"/>
      <style:text-properties style:font-name="Times New Roman" officeooo:rsid="0024a7db" officeooo:paragraph-rsid="0024a7db"/>
    </style:style>
    <style:style style:name="P13" style:family="paragraph" style:parent-style-name="Standard">
      <style:paragraph-properties fo:line-height="115%"/>
      <style:text-properties style:font-name="Times New Roman" fo:font-weight="bold" officeooo:rsid="0024a7db" officeooo:paragraph-rsid="0024a7db" style:font-weight-asian="bold" style:font-weight-complex="bold"/>
    </style:style>
    <style:style style:name="P14" style:family="paragraph" style:parent-style-name="Standard">
      <style:paragraph-properties fo:line-height="115%"/>
      <style:text-properties style:font-name="Times New Roman" fo:font-weight="bold" officeooo:rsid="0028542c" officeooo:paragraph-rsid="0028542c" style:font-weight-asian="bold" style:font-weight-complex="bold"/>
    </style:style>
    <style:style style:name="P15" style:family="paragraph" style:parent-style-name="Standard">
      <style:paragraph-properties fo:line-height="115%" fo:text-align="center" style:justify-single-word="false"/>
      <style:text-properties style:font-name="Times New Roman" officeooo:rsid="0028542c" officeooo:paragraph-rsid="0028542c"/>
    </style:style>
    <style:style style:name="P16" style:family="paragraph" style:parent-style-name="List_20_Paragraph">
      <style:text-properties style:font-name="Times New Roman"/>
    </style:style>
    <style:style style:name="P17" style:family="paragraph" style:parent-style-name="List_20_Paragraph">
      <style:paragraph-properties fo:margin-left="0cm" fo:margin-right="0cm" fo:text-indent="0cm" style:auto-text-indent="false"/>
      <style:text-properties style:font-name="Times New Roman" fo:font-style="italic" officeooo:rsid="003b632f" officeooo:paragraph-rsid="003b632f" style:font-style-asian="italic" style:font-style-complex="italic"/>
    </style:style>
    <style:style style:name="P18" style:family="paragraph" style:parent-style-name="List_20_Paragraph">
      <style:paragraph-properties fo:margin-left="0cm" fo:margin-right="0cm" fo:text-indent="0cm" style:auto-text-indent="false"/>
      <style:text-properties style:font-name="Times New Roman" officeooo:paragraph-rsid="0039f211"/>
    </style:style>
    <style:style style:name="P19" style:family="paragraph" style:parent-style-name="Standard">
      <style:text-properties style:font-name="Times New Roman" fo:font-size="14pt" fo:font-weight="bold" style:font-size-asian="14pt" style:font-weight-asian="bold" style:font-size-complex="14pt"/>
    </style:style>
    <style:style style:name="P20" style:family="paragraph" style:parent-style-name="Standard" style:list-style-name="L7">
      <style:text-properties style:font-name="Times New Roman" fo:font-size="12pt" officeooo:rsid="0017c7a1" officeooo:paragraph-rsid="0017c7a1" style:font-size-asian="12pt" style:font-size-complex="12pt"/>
    </style:style>
    <style:style style:name="P21" style:family="paragraph" style:parent-style-name="Standard">
      <style:paragraph-properties fo:line-height="115%"/>
      <style:text-properties style:font-name="Times New Roman" fo:font-weight="bold" style:font-name-asian="Times New Roman1" style:font-weight-asian="bold" style:font-weight-complex="bold"/>
    </style:style>
    <style:style style:name="P22" style:family="paragraph" style:parent-style-name="Standard">
      <style:paragraph-properties fo:line-height="115%"/>
      <style:text-properties style:font-name="Times New Roman" fo:font-weight="bold" style:font-weight-asian="bold" style:font-weight-complex="bold"/>
    </style:style>
    <style:style style:name="P23" style:family="paragraph" style:parent-style-name="Standard" style:list-style-name="L9">
      <style:paragraph-properties fo:line-height="115%"/>
      <style:text-properties style:font-name="Times New Roman" officeooo:paragraph-rsid="0020b3a4"/>
    </style:style>
    <style:style style:name="P24" style:family="paragraph" style:parent-style-name="Standard" style:list-style-name="L9">
      <style:paragraph-properties fo:line-height="115%"/>
      <style:text-properties style:font-name="Times New Roman" fo:font-weight="normal" style:font-name-asian="Times New Roman1" style:font-weight-asian="normal" style:font-weight-complex="normal"/>
    </style:style>
    <style:style style:name="P25" style:family="paragraph" style:parent-style-name="Standard" style:list-style-name="L9">
      <style:paragraph-properties fo:line-height="115%"/>
      <style:text-properties style:font-name="Times New Roman" fo:font-weight="normal" officeooo:paragraph-rsid="0020b3a4" style:font-name-asian="Times New Roman1" style:font-weight-asian="normal" style:font-weight-complex="normal"/>
    </style:style>
    <style:style style:name="P26" style:family="paragraph" style:parent-style-name="Standard" style:list-style-name="L11">
      <style:paragraph-properties fo:line-height="115%"/>
      <style:text-properties style:font-name="Times New Roman" fo:font-weight="normal" officeooo:rsid="0026037f" officeooo:paragraph-rsid="0026037f" style:font-weight-asian="normal" style:font-weight-complex="normal"/>
    </style:style>
    <style:style style:name="P27" style:family="paragraph" style:parent-style-name="Standard" style:list-style-name="L12">
      <style:paragraph-properties fo:line-height="115%"/>
      <style:text-properties style:font-name="Times New Roman" fo:font-weight="normal" officeooo:rsid="0029ac49" officeooo:paragraph-rsid="0029ac49" style:font-weight-asian="normal" style:font-weight-complex="normal"/>
    </style:style>
    <style:style style:name="P28" style:family="paragraph" style:parent-style-name="Standard">
      <style:text-properties style:font-name="Times New Roman" fo:font-style="italic" style:font-style-asian="italic"/>
    </style:style>
    <style:style style:name="P29" style:family="paragraph" style:parent-style-name="List_20_Paragraph" style:list-style-name="L1">
      <style:text-properties style:font-name="Times New Roman"/>
    </style:style>
    <style:style style:name="P30" style:family="paragraph" style:parent-style-name="List_20_Paragraph" style:list-style-name="L2">
      <style:text-properties style:font-name="Times New Roman"/>
    </style:style>
    <style:style style:name="P31" style:family="paragraph" style:parent-style-name="List_20_Paragraph" style:list-style-name="L3">
      <style:text-properties style:font-name="Times New Roman"/>
    </style:style>
    <style:style style:name="P32" style:family="paragraph" style:parent-style-name="List_20_Paragraph" style:list-style-name="L4">
      <style:text-properties style:font-name="Times New Roman"/>
    </style:style>
    <style:style style:name="P33" style:family="paragraph" style:parent-style-name="List_20_Paragraph" style:list-style-name="L5">
      <style:text-properties style:font-name="Times New Roman"/>
    </style:style>
    <style:style style:name="P34" style:family="paragraph" style:parent-style-name="List_20_Paragraph" style:list-style-name="L6">
      <style:text-properties style:font-name="Times New Roman"/>
    </style:style>
    <style:style style:name="P35" style:family="paragraph" style:parent-style-name="List_20_Paragraph" style:list-style-name="L8">
      <style:paragraph-properties fo:line-height="115%"/>
      <style:text-properties style:font-name="Times New Roman" officeooo:paragraph-rsid="001f2397"/>
    </style:style>
    <style:style style:name="P36" style:family="paragraph" style:parent-style-name="List_20_Paragraph" style:list-style-name="L10">
      <style:paragraph-properties fo:line-height="115%"/>
      <style:text-properties style:font-name="Times New Roman"/>
    </style:style>
    <style:style style:name="P37" style:family="paragraph" style:parent-style-name="List_20_Paragraph" style:list-style-name="L8">
      <style:paragraph-properties fo:line-height="115%"/>
      <style:text-properties style:font-name="Times New Roman" fo:font-weight="normal" officeooo:paragraph-rsid="001f2397" style:font-name-asian="Times New Roman1" style:font-weight-asian="normal" style:font-weight-complex="normal"/>
    </style:style>
    <style:style style:name="P38" style:family="paragraph" style:parent-style-name="List_20_Paragraph" style:list-style-name="L10">
      <style:paragraph-properties fo:line-height="115%"/>
      <style:text-properties style:font-name="Times New Roman" style:font-weight-complex="bold"/>
    </style:style>
    <style:style style:name="P39" style:family="paragraph" style:parent-style-name="List_20_Paragraph" style:list-style-name="WWNum1">
      <style:text-properties style:font-name="Times New Roman"/>
    </style:style>
    <style:style style:name="P40" style:family="paragraph" style:parent-style-name="List_20_Paragraph" style:list-style-name="WWNum1">
      <style:text-properties style:font-name="Times New Roman" officeooo:rsid="002c4304" officeooo:paragraph-rsid="002c4304"/>
    </style:style>
    <style:style style:name="P41" style:family="paragraph" style:parent-style-name="List_20_Paragraph" style:list-style-name="WWNum2">
      <style:text-properties style:font-name="Times New Roman" officeooo:rsid="002c5f0a" officeooo:paragraph-rsid="002ec3c3"/>
    </style:style>
    <style:style style:name="P42" style:family="paragraph" style:parent-style-name="List_20_Paragraph" style:list-style-name="WWNum2">
      <style:text-properties style:font-name="Times New Roman"/>
    </style:style>
    <style:style style:name="P43" style:family="paragraph" style:parent-style-name="List_20_Paragraph" style:list-style-name="WWNum4">
      <style:text-properties style:font-name="Times New Roman"/>
    </style:style>
    <style:style style:name="P44" style:family="paragraph" style:parent-style-name="List_20_Paragraph" style:list-style-name="WWNum5">
      <style:text-properties style:font-name="Times New Roman"/>
    </style:style>
    <style:style style:name="P45" style:family="paragraph" style:parent-style-name="List_20_Paragraph" style:list-style-name="L13">
      <style:text-properties style:font-name="Times New Roman" officeooo:rsid="003b632f" officeooo:paragraph-rsid="003b632f"/>
    </style:style>
    <style:style style:name="T1" style:family="text">
      <style:text-properties style:font-name="Times New Roman"/>
    </style:style>
    <style:style style:name="T2" style:family="text">
      <style:text-properties style:font-name="Times New Roman" officeooo:rsid="002d51dc"/>
    </style:style>
    <style:style style:name="T3" style:family="text">
      <style:text-properties style:font-name="Times New Roman" officeooo:rsid="002e3086"/>
    </style:style>
    <style:style style:name="T4" style:family="text">
      <style:text-properties style:font-name="Times New Roman" officeooo:rsid="0031796b"/>
    </style:style>
    <style:style style:name="T5" style:family="text">
      <style:text-properties style:font-name="Times New Roman" officeooo:rsid="0034fea6"/>
    </style:style>
    <style:style style:name="T6" style:family="text">
      <style:text-properties style:font-name="Times New Roman" officeooo:rsid="00386104"/>
    </style:style>
    <style:style style:name="T7" style:family="text">
      <style:text-properties officeooo:rsid="00012f7f"/>
    </style:style>
    <style:style style:name="T8" style:family="text">
      <style:text-properties officeooo:rsid="00043a5d"/>
    </style:style>
    <style:style style:name="T9" style:family="text">
      <style:text-properties officeooo:rsid="00098f3f"/>
    </style:style>
    <style:style style:name="T10" style:family="text">
      <style:text-properties officeooo:rsid="000e58c7"/>
    </style:style>
    <style:style style:name="T11" style:family="text">
      <style:text-properties officeooo:rsid="001003b8"/>
    </style:style>
    <style:style style:name="T12" style:family="text">
      <style:text-properties officeooo:rsid="00104d39"/>
    </style:style>
    <style:style style:name="T13" style:family="text">
      <style:text-properties officeooo:rsid="0010af20"/>
    </style:style>
    <style:style style:name="T14" style:family="text">
      <style:text-properties officeooo:rsid="0019247c"/>
    </style:style>
    <style:style style:name="T15" style:family="text">
      <style:text-properties officeooo:rsid="0019c139"/>
    </style:style>
    <style:style style:name="T16" style:family="text">
      <style:text-properties fo:font-weight="normal" style:font-name-asian="Times New Roman1" style:font-weight-asian="normal" style:font-weight-complex="normal"/>
    </style:style>
    <style:style style:name="T17" style:family="text">
      <style:text-properties fo:font-weight="normal" officeooo:rsid="0020b3a4" style:font-name-asian="Times New Roman1" style:font-weight-asian="normal" style:font-weight-complex="normal"/>
    </style:style>
    <style:style style:name="T18" style:family="text">
      <style:text-properties officeooo:rsid="0024a7db"/>
    </style:style>
    <style:style style:name="T19" style:family="text">
      <style:text-properties style:font-weight-complex="bold"/>
    </style:style>
    <style:style style:name="T20" style:family="text">
      <style:text-properties officeooo:rsid="001d9643" style:font-weight-complex="bold"/>
    </style:style>
    <style:style style:name="T21" style:family="text">
      <style:text-properties officeooo:rsid="0026037f"/>
    </style:style>
    <style:style style:name="T22" style:family="text">
      <style:text-properties officeooo:rsid="002796ea"/>
    </style:style>
    <style:style style:name="T23" style:family="text">
      <style:text-properties officeooo:rsid="002a6ec7"/>
    </style:style>
    <style:style style:name="T24" style:family="text">
      <style:text-properties officeooo:rsid="002ec3c3"/>
    </style:style>
    <style:style style:name="T25" style:family="text">
      <style:text-properties officeooo:rsid="0030586c"/>
    </style:style>
    <style:style style:name="T26" style:family="text">
      <style:text-properties officeooo:rsid="003118ec"/>
    </style:style>
    <style:style style:name="T27" style:family="text">
      <style:text-properties officeooo:rsid="003c9e7d"/>
    </style:style>
    <style:style style:name="T28" style:family="text">
      <style:text-properties officeooo:rsid="003dce33"/>
    </style:style>
    <style:style style:name="T29" style:family="text">
      <style:text-properties officeooo:rsid="003fb2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表格1" table:style-name="表格1">
        <table:table-column table:style-name="表格1.A"/>
        <table:table-column table:style-name="表格1.B"/>
        <table:table-row table:style-name="表格1.1">
          <table:table-cell table:style-name="表格1.A1" office:value-type="string">
            <text:p text:style-name="P2">Ming Lin</text:p>
            <text:p text:style-name="P6">Senior Algorithm Engineer</text:p>
            <text:p text:style-name="P6">Alibaba Group (U.S.) Inc.</text:p>
            <text:p text:style-name="P6"><text:a xlink:type="simple" xlink:href="mailto:ming.l@alibaba-inc.com" text:style-name="Internet_20_link" text:visited-style-name="Visited_20_Internet_20_Link">ming.l@alibaba-inc.com</text:a></text:p>
            <text:p text:style-name="P6">orcid.org/0000-0002-5741-0516</text:p>
          </table:table-cell>
          <table:table-cell table:style-name="表格1.A1" office:value-type="string">
            <text:p text:style-name="P3">400 South El Camino Real</text:p>
            <text:p text:style-name="P3">Suite 400, San Mateo, CA 94402</text:p>
            <text:p text:style-name="P3">United States</text:p>
            <text:p text:style-name="P3">http://minglin-home.github.io</text:p>
          </table:table-cell>
        </table:table-row>
      </table:table>
      <text:p text:style-name="P1"/>
      <text:p text:style-name="P7">Education</text:p>
      <text:p text:style-name="P7"/>
      <table:table table:name="表格2" table:style-name="表格2">
        <table:table-column table:style-name="表格2.A"/>
        <table:table-column table:style-name="表格2.B"/>
        <table:table-row table:style-name="表格2.1">
          <table:table-cell table:style-name="表格2.A1" office:value-type="string">
            <text:p text:style-name="P9">09/2004-08/2008</text:p>
          </table:table-cell>
          <table:table-cell table:style-name="表格2.A1" office:value-type="string">
            <text:p text:style-name="P1">Bachelor at Department of Automation, Tsinghua University, Beijing, China.</text:p>
          </table:table-cell>
        </table:table-row>
        <table:table-row table:style-name="表格2.2">
          <table:table-cell table:style-name="表格2.A1" office:value-type="string">
            <text:p text:style-name="P9">09/2008-07/2014</text:p>
          </table:table-cell>
          <table:table-cell table:style-name="表格2.A1" office:value-type="string">
            <text:p text:style-name="P1">Ph.D. <text:span text:style-name="T8">candidate</text:span> at Department of Automation, Tsinghua University, Beijing, China.</text:p>
            <text:list xml:id="list3628883234" text:style-name="L1">
              <text:list-item>
                <text:p text:style-name="P29">Advis<text:span text:style-name="T10">e</text:span>r: Changshui Zhang.</text:p>
              </text:list-item>
              <text:list-item>
                <text:p text:style-name="P29">Innovate novel Nystrom sampling technique and its applications in manifold learning.</text:p>
              </text:list-item>
            </text:list>
          </table:table-cell>
        </table:table-row>
        <table:table-row table:style-name="表格2.3">
          <table:table-cell table:style-name="表格2.A1" office:value-type="string">
            <text:p text:style-name="P9">11/2012-11/2013</text:p>
          </table:table-cell>
          <table:table-cell table:style-name="表格2.A1" office:value-type="string">
            <text:p text:style-name="P1">Visiting Research Scholar at Department of Computer Science and Engineering, Michigan State University, East Lansing, MI 48824, United States.</text:p>
            <text:list xml:id="list1793255756" text:style-name="L2">
              <text:list-item>
                <text:p text:style-name="P30">Advis<text:span text:style-name="T10">e</text:span>r: Rong Jin.</text:p>
              </text:list-item>
              <text:list-item>
                <text:p text:style-name="P30">Proposed several online random sampling learning methods to accelerate kernel machine without losing generalization performance.</text:p>
              </text:list-item>
            </text:list>
          </table:table-cell>
        </table:table-row>
        <table:table-row table:style-name="表格2.4">
          <table:table-cell table:style-name="表格2.A1" office:value-type="string">
            <text:p text:style-name="P9">12/2013-<text:span text:style-name="T9">0</text:span>7/2014</text:p>
          </table:table-cell>
          <table:table-cell table:style-name="表格2.A1" office:value-type="string">
            <text:p text:style-name="P1">Visiting Research Scholar at School of Computer Science, Carnegie Mellon University, Pittsburgh, PA 15213, United States.</text:p>
            <text:list xml:id="list3900076356" text:style-name="L3">
              <text:list-item>
                <text:p text:style-name="P31">Advis<text:span text:style-name="T11">e</text:span>r: Alexander G. Hauptmann.</text:p>
              </text:list-item>
              <text:list-item>
                <text:p text:style-name="P31">Developing multi-source fusion algorithms for video retrieval.</text:p>
              </text:list-item>
            </text:list>
          </table:table-cell>
        </table:table-row>
      </table:table>
      <text:p text:style-name="P7"/>
      <text:p text:style-name="P7">Experience</text:p>
      <text:p text:style-name="P7"/>
      <table:table table:name="表格3" table:style-name="表格3">
        <table:table-column table:style-name="表格3.A"/>
        <table:table-column table:style-name="表格3.B"/>
        <table:table-row table:style-name="表格3.1">
          <table:table-cell table:style-name="表格3.A1" office:value-type="string">
            <text:p text:style-name="P9">08/2014- 08/2015</text:p>
          </table:table-cell>
          <table:table-cell table:style-name="表格3.A1" office:value-type="string">
            <text:p text:style-name="P1">Postdoctoral Research Fellow at School of Computer Science, Carnegie Mellon University, Pittsburgh, PA 15213, United States.</text:p>
            <text:list xml:id="list1361726568" text:style-name="L4">
              <text:list-item>
                <text:p text:style-name="P32">Advis<text:span text:style-name="T12">e</text:span>r: Alexander G. Hauptmann.</text:p>
              </text:list-item>
              <text:list-item>
                <text:p text:style-name="P32">Major developer of the ALADDIN project.</text:p>
              </text:list-item>
            </text:list>
          </table:table-cell>
        </table:table-row>
        <table:table-row table:style-name="表格3.1">
          <table:table-cell table:style-name="表格3.A1" office:value-type="string">
            <text:p text:style-name="P9">09/2015-03/2017</text:p>
          </table:table-cell>
          <table:table-cell table:style-name="表格3.A1" office:value-type="string">
            <text:p text:style-name="P1">Postdoctoral Research Fellow at Department of Computational Medicine and Bioinformatics. University of Michigan Medical School, Ann Arbor, Michigan 48109, United States.</text:p>
            <text:list xml:id="list3237791936" text:style-name="L5">
              <text:list-item>
                <text:p text:style-name="P33">Advis<text:span text:style-name="T13">e</text:span>r: Jieping Ye.</text:p>
              </text:list-item>
              <text:list-item>
                <text:p text:style-name="P33">Proposed the second order linear model and applied it in various bioinformatic and computational medicine tasks.</text:p>
              </text:list-item>
            </text:list>
          </table:table-cell>
        </table:table-row>
        <table:table-row table:style-name="表格3.1">
          <table:table-cell table:style-name="表格3.A1" office:value-type="string">
            <text:p text:style-name="P9">04/2017- <text:span text:style-name="T7">04/2018</text:span></text:p>
          </table:table-cell>
          <table:table-cell table:style-name="表格3.A1" office:value-type="string">
            <text:p text:style-name="P1">Research Investigator at Department of Computational Medicine and Bioinformatics. University of Michigan Medical School, Ann <text:soft-page-break/>Arbor, Michigan 48109, United States.</text:p>
            <text:list xml:id="list244758245" text:style-name="L6">
              <text:list-item>
                <text:p text:style-name="P34">Laboratory management, supervise Ph.D. students, proposal writing, etc.</text:p>
              </text:list-item>
            </text:list>
            <text:p text:style-name="P1"/>
          </table:table-cell>
        </table:table-row>
        <table:table-row table:style-name="表格3.1">
          <table:table-cell table:style-name="表格3.A1" office:value-type="string">
            <text:p text:style-name="P10">0<text:span text:style-name="T18">4</text:span>/2018-Present</text:p>
          </table:table-cell>
          <table:table-cell table:style-name="表格3.A1" office:value-type="string">
            <text:p text:style-name="P11">Senior Algorithm Engineer at Alibaba Group (U.S.) Inc. </text:p>
            <text:list xml:id="list3095555605" text:style-name="L7">
              <text:list-item>
                <text:p text:style-name="P20">Innovate new algorithms to support company’s business or to improve the performance of existing systems. <text:span text:style-name="T14">Mostly focus on deep learning and distributed machine learning.</text:span></text:p>
              </text:list-item>
            </text:list>
          </table:table-cell>
        </table:table-row>
      </table:table>
      <text:p text:style-name="P7"/>
      <text:p text:style-name="P7">Research Project</text:p>
      <text:p text:style-name="P7"/>
      <table:table table:name="表格4" table:style-name="表格4">
        <table:table-column table:style-name="表格4.A"/>
        <table:table-column table:style-name="表格4.B"/>
        <table:table-row table:style-name="表格4.1">
          <table:table-cell table:style-name="表格4.A1" office:value-type="string">
            <text:p text:style-name="P4">07/2014-09/2015</text:p>
          </table:table-cell>
          <table:table-cell table:style-name="表格4.A1" office:value-type="string">
            <text:p text:style-name="P21">Automated Low-Level Analysis and Description of Diverse Intelligence Video (ALADDIN)</text:p>
            <text:list xml:id="list27207765" text:style-name="L8">
              <text:list-item>
                <text:p text:style-name="P35">We developed a large-scale content-based video retrieval system with 47 features including 17 DCNN features.</text:p>
              </text:list-item>
              <text:list-item>
                <text:p text:style-name="P35">Our system ranked top-1 in 6 out of 8 tasks in MED 2014.</text:p>
              </text:list-item>
              <text:list-item>
                <text:p text:style-name="P37">This project is sponsored by Informedia@CMU.</text:p>
              </text:list-item>
            </text:list>
          </table:table-cell>
        </table:table-row>
        <table:table-row table:style-name="表格4.1">
          <table:table-cell table:style-name="表格4.A1" office:value-type="string">
            <text:p text:style-name="P4">01/2015-12/2017</text:p>
          </table:table-cell>
          <table:table-cell table:style-name="表格4.A1" office:value-type="string">
            <text:p text:style-name="P21">The second order linear model: Theories and Applications.</text:p>
            <text:list xml:id="list2620369985" text:style-name="L9">
              <text:list-item>
                <text:p text:style-name="P24">Propose a novel model called the Second Order Linear Model (SLM)</text:p>
              </text:list-item>
              <text:list-item>
                <text:p text:style-name="P24">The SLM is able to capture high order feature interactions</text:p>
              </text:list-item>
              <text:list-item>
                <text:p text:style-name="P23"><text:span text:style-name="T17">Apply</text:span><text:span text:style-name="T16"> SLM to Major Depressive Disorder (MDD) prediction and Alzheimer's Disease prediction.</text:span></text:p>
              </text:list-item>
              <text:list-item>
                <text:p text:style-name="P25">This project is a collaboration work with Janssen Research &amp; Development, LCC.</text:p>
              </text:list-item>
            </text:list>
          </table:table-cell>
        </table:table-row>
        <table:table-row table:style-name="表格4.1">
          <table:table-cell table:style-name="表格4.A1" office:value-type="string">
            <text:p text:style-name="P5">08/2017-<text:span text:style-name="T15">04/2018</text:span></text:p>
          </table:table-cell>
          <table:table-cell table:style-name="表格4.A1" office:value-type="string">
            <text:p text:style-name="P22">Large-scale Optimization on GPU</text:p>
            <text:list xml:id="list2522445403" text:style-name="L10">
              <text:list-item>
                <text:p text:style-name="P36"><text:span text:style-name="T19">Develop large-scale convex/nonconvex optimization </text:span><text:span text:style-name="T20">system.</text:span></text:p>
              </text:list-item>
              <text:list-item>
                <text:p text:style-name="P38">Innovate new optimization methods for deep network training.</text:p>
              </text:list-item>
            </text:list>
          </table:table-cell>
        </table:table-row>
        <table:table-row table:style-name="表格4.1">
          <table:table-cell table:style-name="表格4.A1" office:value-type="string">
            <text:p text:style-name="P12">04/2018-09/2018</text:p>
          </table:table-cell>
          <table:table-cell table:style-name="表格4.A1" office:value-type="string">
            <text:p text:style-name="P13">Robust Gaussian Process for Real-Time <text:span text:style-name="T21">High Precision </text:span>vTEC Estimation</text:p>
            <text:list xml:id="list3576891160" text:style-name="L11">
              <text:list-item>
                <text:p text:style-name="P26">Innovate a two-step robust Gaussian Process for real-time vTEC estimation. The algorithm/system is able to estimate vTEC for given location every second with error less than 1<text:span text:style-name="T22">cm.</text:span></text:p>
              </text:list-item>
            </text:list>
          </table:table-cell>
        </table:table-row>
        <table:table-row table:style-name="表格4.1">
          <table:table-cell table:style-name="表格4.A1" office:value-type="string">
            <text:p text:style-name="P15">10/2018-04/201<text:span text:style-name="T23">9</text:span></text:p>
          </table:table-cell>
          <table:table-cell table:style-name="表格4.A1" office:value-type="string">
            <text:p text:style-name="P14">MuffNet: Multi-Layer Feature Federation for Mobile Deep Learning</text:p>
            <text:list xml:id="list2576455978" text:style-name="L12">
              <text:list-item>
                <text:p text:style-name="P27">Propose an efficient structure for mobile deep learning.</text:p>
              </text:list-item>
              <text:list-item>
                <text:p text:style-name="P27">In ImageNet classification task, MuffNet achieves 62.1% top-1 accuracy at 42 MFLOPs, 1.8% better than <text:soft-page-break/>ShuffleNetV2 at the same FLOPs.</text:p>
              </text:list-item>
            </text:list>
          </table:table-cell>
        </table:table-row>
      </table:table>
      <text:p text:style-name="P7"/>
      <text:p text:style-name="P7">Research Interest</text:p>
      <text:p text:style-name="P7"/>
      <text:list xml:id="list2014607455" text:style-name="WWNum1">
        <text:list-item>
          <text:p text:style-name="P39">Large-scale non-convex optimization and statistical learning theory.</text:p>
        </text:list-item>
        <text:list-item>
          <text:p text:style-name="P39">High-dimensional high-order statistics.</text:p>
        </text:list-item>
        <text:list-item>
          <text:p text:style-name="P39">Random Matrices and tensor machines.</text:p>
        </text:list-item>
        <text:list-item>
          <text:p text:style-name="P39">Real-world applications in computer vision, nature language processing and bioinformatics.</text:p>
        </text:list-item>
        <text:list-item>
          <text:p text:style-name="P40">Efficient Deep Learning on mobile device.</text:p>
        </text:list-item>
      </text:list>
      <text:p text:style-name="P7"/>
      <text:p text:style-name="P7"/>
      <text:p text:style-name="P7">Peer-Review Service</text:p>
      <text:p text:style-name="P1"/>
      <text:list xml:id="list3704041956" text:style-name="WWNum2">
        <text:list-item>
          <text:p text:style-name="P41">Reviewer of <text:span text:style-name="T24">Conferences:</text:span></text:p>
          <text:list>
            <text:list-item>
              <text:p text:style-name="P41"><text:span text:style-name="T1">AAA</text:span><text:span text:style-name="T2">I, NIPS, <text:s/></text:span><text:span text:style-name="T3">IJCAI, </text:span><text:span text:style-name="T4">ICBK, </text:span></text:p>
            </text:list-item>
          </text:list>
        </text:list-item>
        <text:list-item>
          <text:p text:style-name="P42">Reviewer of Journals: </text:p>
          <text:list>
            <text:list-item>
              <text:p text:style-name="P42">IEEE Transactions on Pattern Analysis and Machine Intelligence.</text:p>
            </text:list-item>
            <text:list-item>
              <text:p text:style-name="P42">ACM Transactions on Knowledge Discovery from Data.</text:p>
            </text:list-item>
            <text:list-item>
              <text:p text:style-name="P42">Pattern Recognition</text:p>
            </text:list-item>
            <text:list-item>
              <text:p text:style-name="P42">Neurocomputing.</text:p>
            </text:list-item>
            <text:list-item>
              <text:p text:style-name="P42">Computer Vision and Image Understanding.</text:p>
            </text:list-item>
            <text:list-item>
              <text:p text:style-name="P42">Data Mining and Knowledge Discovery</text:p>
            </text:list-item>
            <text:list-item>
              <text:p text:style-name="P42">Image and Visio<text:span text:style-name="T25">n and </text:span>Compu<text:span text:style-name="T25">ting</text:span></text:p>
            </text:list-item>
            <text:list-item>
              <text:p text:style-name="P42">IEEE Transac<text:span text:style-name="T26">ti</text:span>ons on Neural Networks and Learning Systems</text:p>
            </text:list-item>
            <text:list-item>
              <text:p text:style-name="P42">IEEE/ACM Transactions on Computational Biology and Bioinformatics</text:p>
            </text:list-item>
            <text:list-item>
              <text:p text:style-name="P42">Image Communication</text:p>
            </text:list-item>
            <text:list-item>
              <text:p text:style-name="P42">Transactions on Big Data</text:p>
            </text:list-item>
            <text:list-item>
              <text:p text:style-name="P42">SIAM Journal on Optimization</text:p>
            </text:list-item>
          </text:list>
        </text:list-item>
      </text:list>
      <text:p text:style-name="P7"/>
      <text:p text:style-name="P7">Bibliography</text:p>
      <text:p text:style-name="P7"/>
      <text:p text:style-name="P28">Peer-Reviewed Conferences</text:p>
      <text:p text:style-name="P8"/>
      <text:list xml:id="list3528163787" text:style-name="WWNum4">
        <text:list-item>
          <text:p text:style-name="P43">Lijun Zhang, Jinfeng Yi, Ming Lin, Xiaofei He. Online Kernel Learning with a Near Optimal Sparsity Bound. In Proceedings of the 30th International Conference on Machine Learning (ICML), Pages 621 – 629, 2013.</text:p>
        </text:list-item>
        <text:list-item>
          <text:p text:style-name="P43">Ming Lin, Rong Jin, Changshui Zhang. Efficient Sparse Recovery via Adaptive Non-Convex Regularizers with Oracle Property. In Proceedings of the 30th Conference on Uncertainty in Artificial Intelligenre (UAI), Pages 505-514, 2014.</text:p>
        </text:list-item>
        <text:list-item>
          <text:p text:style-name="P43">Shoou-I Yu, Lu Jiang, Zexi Mao, Xiaojun Chang, Xingzhong Du, Chuang Gan, Zhenzhong Lan, Zhongwen Xu, Xuanchong Li, Yang Cai, Anurag Kumar, Yajie Miao, Lara Martin, Nikolas Wolfe, Shicheng Xu, Huan Li, Ming Lin, Zhigang Ma, Yi Yang, Deyu Meng, Shiguang Shan, Pinar Duygulu Sahin, Susanne <text:soft-page-break/>Burger, Florian Metze, Rita Singh, Bhiksha Raj, Teruko Mitamura, Richard Stern, Alexander Hauptmann. Informedia@ TRECVID 2014 MED and MER. NIST TRECVID Video Retrieval Evaluation Workshop, 2014.</text:p>
        </text:list-item>
        <text:list-item>
          <text:p text:style-name="P43">Ming Lin, Zhenzhong Lan, Alexander G. Hauptmann. Density Corrected Sparse Recovery when R.I.P. Condition is Broken. In Proceedings of the 24th International Joint Conference on Artificial Intelligence (IJCAI), Pages 3664-3670, 2015.</text:p>
        </text:list-item>
        <text:list-item>
          <text:p text:style-name="P43">Zhenzhong Lan, Ming Lin, Xuanchong Li, Alexander G. Hauptmann, Bhiksha Raj. Beyond Gaussian Pyramid: Multi-skip Feature Stacking for Action Recognition. IEEE Conference on Computer Vision and Pattern Recognition (CVPR), Pages 204-212, 2015.</text:p>
        </text:list-item>
        <text:list-item>
          <text:p text:style-name="P43">Chuang Gang, Ming Lin, Yi Yang, Alexander G. Hauptmann. Exploring Semantic Inter-Class Relationships (SIR) for Zero-Shot Action Recognition. In Proceedings of the 29th AAAI Conference on Artificial Intelligence (AAAI), Pages 3769-3775, 2015</text:p>
        </text:list-item>
        <text:list-item>
          <text:p text:style-name="P43">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43">Ming Lin, Jieping Ye. A Non-convex One-Pass Framework for Generalized Factorization Machine and Rank-One Matrix Sensing. In Proceedings of the 30th Annual Conference on Neural Information Processing Systems (NIPS), Pages 1633-1641, 2016.</text:p>
        </text:list-item>
        <text:list-item>
          <text:p text:style-name="P43">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43">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43">Tieliang Gong, Guangtao Wang, Jieping Ye, Zongben Xu, Ming Lin. Margin Based PU Learning. The Thirty-Second AAAI Conference on Artificial Intelligence (AAAI), 2018.</text:p>
        </text:list-item>
        <text:list-item>
          <text:p text:style-name="P43"><text:span text:style-name="T1">Ming Lin, Shuang Qiu, Jieping Ye, Xiaomin Song, Qi Qian, Liang Sun, Shenghuo Zhu, Rong Jin. Which Factorization Machine Modeling is Better: A Theoretical Answer with Optimal Guarantee. The Thirty-Third AAAI Conference on Artificial Intelligence (AAAI</text:span><text:span text:style-name="T6">),</text:span><text:span text:style-name="T1"> </text:span><text:span text:style-name="T6">2019.</text:span></text:p>
        </text:list-item>
      </text:list>
      <text:p text:style-name="P1"/>
      <text:p text:style-name="P28">Peer-Reviewed Journals</text:p>
      <text:list xml:id="list3815510018" text:style-name="WWNum5">
        <text:list-item>
          <text:p text:style-name="P44">Shizhun Yang, Ming Lin, Chenping Hou, Changshui Zhang, Yi Wu. A General Framework for Transfer Sparse Subspace Learning. Neural Computing and Applications. Volume 21, Number 7, Pages 1801-1817, August 2012.</text:p>
        </text:list-item>
        <text:list-item>
          <text:p text:style-name="P44"><text:soft-page-break/>Ming Lin, Shifeng Weng, Changshui Zhang. On the Sample Complexity of Random Fourier Features for Online Learning. ACM Transactions on Knowledge Discovery from Data (TKDD), Volume 8 Issue 3, Pages 13:1--13:19, June 2014.</text:p>
        </text:list-item>
        <text:list-item>
          <text:p text:style-name="P44">Ming Lin, Fei Wang, Changshui Zhang. <text:s/>Large-Scale Eigenvector Approximation via Hilbert Space Embedding Nystrom. <text:s/>Pattern Recognition (PR), 48(5), Pages 1904-1912, 2015. </text:p>
        </text:list-item>
        <text:list-item>
          <text:p text:style-name="P44">Zheng Pan, Ming Lin, Guangdong Hou, Changshui Zhang. Damping proximal coordinate descent algorithm for non-convex regularization. Neurocomputing, vol 152, Pages 151-163, 2015. </text:p>
        </text:list-item>
        <text:list-item>
          <text:p text:style-name="P44">Zhen Hu, Ming Lin, Changshui Zhang. Dependent Online Kernel Learning with Constant Number of Random Fourier Features. IEEE Transactions on Neural Networks and Learning Systems (TNNLS), Volume 26, Issue 10, Pages 2464-2476, 2015.</text:p>
        </text:list-item>
        <text:list-item>
          <text:p text:style-name="P44">Ming Lin, Lijun Zhang, Rong Jin, Shifeng Weng, Changshui Zhang. <text:s/>Online Kernel Learning with Nearly Constant Support Vectors. Neurocomputing. Volume 179, Pages 26-36, 2016.</text:p>
        </text:list-item>
        <text:list-item>
          <text:p text:style-name="P44">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44">Xiaojun Chang, Zhigang Ma, Ming Lin, Yi Yang, Alexander G. Hauptmann. Feature Interaction Augmented Sparse Learning for Fast Kinect Motion Detection. IEEE Transactions on Image Processing, Volume 26, Issue 8, Pages 3911-3920. 2017. </text:p>
        </text:list-item>
        <text:list-item>
          <text:p text:style-name="P44">Ming Lin, Vaibhav Narayan, Wayne C. Drevets, Jieping Ye, Qingqin Li. Application of Growth Mixture Modeling in Antidepressant Treatment Response Studies. Biological Psychiatry, Volume 81, Issue 10, Supplement, Page S224, May 2017.</text:p>
        </text:list-item>
        <text:list-item>
          <text:p text:style-name="P44">Daqing Chang, Ming Lin, Changshui Zhang. On the generalization ability of online gradient descent algorithm under the quadratic growth condition. <text:span text:style-name="T1"><text:s/>IEEE Transactions on Neural Networks and Learning Systems, vol. 29, no. 10, pp. 5008-5019, Oct. 2018.</text:span></text:p>
        </text:list-item>
        <text:list-item>
          <text:p text:style-name="P44">Ming Lin, Pinghua Gong, Tao Yang, Jieping Ye, Roger L. Albin, Hiroko H. Dodge. Big Data Analytical Approaches to the NACC Dataset: Aiding Preclinical Trial Enrichment. Alzheimer Dis Assoc Disord. Volume 32, Issue1, Pages 18-27, January-March 2018.</text:p>
        </text:list-item>
        <text:list-item>
          <text:p text:style-name="P44"><text:bookmark text:name="OLE_LINK2"/><text:bookmark text:name="OLE_LINK1"/><text:bookmark text:name="_GoBack"/><text:span text:style-name="T1">Jian Liang, Kun Chen, Ming Lin, Changshui Zhang, Fei Wang. Robust finite mixture regression for heterogeneous targets. Data Mining and Knowledge Discovery, <text:s/>Volume 32, Issue 6, pp 1509–1560, </text:span><text:span text:style-name="T5">November </text:span><text:span text:style-name="T1">2018.</text:span></text:p>
        </text:list-item>
      </text:list>
      <text:p text:style-name="P16"/>
      <text:p text:style-name="P17">ArXiv Preprints</text:p>
      <text:list xml:id="list3091233174" text:style-name="L13">
        <text:list-item>
          <text:p text:style-name="P45">Zhenzhong Lan, Xuanchong Li, Ming Lin, Alexander G. Hauptmann. Long-short Term Motion Feature for Action Classification and Retrieval. ArXiv:1502.04132. 2015.</text:p>
        </text:list-item>
        <text:list-item>
          <text:p text:style-name="P45"><text:soft-page-break/>Zhenzhong Lan, Shoou-I Yu, Ming Lin, Bhiksha Raj, Alexander G. Hauptmann. Handcrafted Local Features are Convolutional Neural Networks. arXiv:1511.05045 [cs.CV]. <text:span text:style-name="T29">2015.</text:span></text:p>
        </text:list-item>
        <text:list-item>
          <text:p text:style-name="P45">Shuang Qiu, Tingjin Luo, Jieping Ye, Ming Lin. Nonconvex One-bit Single-label Multi-label Learning.arXiv:1703.06104 [stat.ML]. <text:span text:style-name="T27">2017.</text:span></text:p>
        </text:list-item>
        <text:list-item>
          <text:p text:style-name="P45">Ming Lin, Shuang Qiu, Bin Hong, Jieping Ye. The Second Order Linear Model. arXiv:1703.00598 [stat.ML]. <text:span text:style-name="T28">2017.</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宋体" style:font-size-asian="11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宋体" style:font-size-asian="11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宋体" style:font-family-asian="宋体"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宋体" style:font-family-asian="宋体"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宋体" style:font-family-asian="宋体" style:font-family-generic-asian="system" style:font-pitch-asian="variable" style:font-size-asian="11pt" style:font-size-complex="11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宋体" style:font-family-asian="宋体" style:font-family-generic-asian="system" style:font-pitch-asian="variable"/>
    </style:style>
    <style:style style:name="No_20_Spacing" style:display-name="No Spacing" style:family="paragraph" style:parent-style-name="Standard" style:default-outline-level="">
      <style:text-properties style:font-size-complex="1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default-outline-level="">
      <style:text-properties fo:font-style="italic" style:font-style-asian="italic"/>
    </style:style>
    <style:style style:name="Intense_20_Quote" style:display-name="Intense Quote" style:family="paragraph" style:parent-style-name="Standard" style:nex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style style:name="Date" style:family="paragraph" style:parent-style-name="Standard" style:next-style-name="Standard" style:default-outline-level=""/>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宋体" style:font-family-asian="宋体"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宋体" style:font-family-asian="宋体"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宋体" style:font-family-asian="宋体"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宋体" style:font-family-asian="宋体"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宋体" style:font-family-asian="宋体"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1" style:num-suffix="o" text:bullet-char="o">
        <style:list-level-properties text:list-level-position-and-space-mode="label-alignment">
          <style:list-level-label-alignment text:label-followed-by="listtab" fo:text-indent="-0.741cm" fo:margin-left="0.741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g Lin</meta:initial-creator>
    <meta:editing-cycles>272</meta:editing-cycles>
    <meta:print-date>2017-04-12T14:49:00</meta:print-date>
    <meta:creation-date>2016-07-13T19:49:00</meta:creation-date>
    <dc:date>2019-03-25T15:03:36.602000000</dc:date>
    <meta:editing-duration>PT7H53M58S</meta:editing-duration>
    <meta:generator>LibreOffice/5.4.7.2$Windows_X86_64 LibreOffice_project/c838ef25c16710f8838b1faec480ebba495259d0</meta:generator>
    <meta:document-statistic meta:table-count="4" meta:image-count="0" meta:object-count="0" meta:page-count="6" meta:paragraph-count="116" meta:word-count="1539" meta:character-count="10878" meta:non-whitespace-character-count="951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